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sans-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.314cm" table:align="left"/>
    </style:style>
    <style:style style:name="Tabela1.A" style:family="table-column">
      <style:table-column-properties style:column-width="2.314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2.155cm" table:align="left"/>
    </style:style>
    <style:style style:name="Tabela2.A" style:family="table-column">
      <style:table-column-properties style:column-width="2.155cm"/>
    </style:style>
    <style:style style:name="Tabela2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ext_20_body" style:list-style-name="L14">
      <style:text-properties fo:color="#000000" style:text-underline-style="none" fo:font-weight="normal" style:font-weight-asian="normal" style:font-weight-complex="normal"/>
    </style:style>
    <style:style style:name="P5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top="0cm" fo:margin-bottom="0.499cm" style:line-height-at-least="0.249cm"/>
      <style:text-properties style:text-underline-style="none" fo:font-weight="normal" style:font-weight-asian="normal" style:font-weight-complex="normal"/>
    </style:style>
    <style:style style:name="P7" style:family="paragraph" style:parent-style-name="Text_20_body" style:list-style-name="L2">
      <style:paragraph-properties fo:margin-top="0.21cm" fo:margin-bottom="0.42cm" style:line-height-at-least="0.249cm"/>
      <style:text-properties fo:color="#000000" style:font-name="Verdana" fo:font-size="12pt" style:text-underline-style="none" fo:font-weight="normal" style:font-weight-asian="normal" style:font-weight-complex="normal"/>
    </style:style>
    <style:style style:name="P8" style:family="paragraph" style:parent-style-name="Text_20_body" style:list-style-name="L5">
      <style:paragraph-properties fo:margin-top="0.21cm" fo:margin-bottom="0.42cm"/>
      <style:text-properties fo:color="#000000" style:font-name="Verdana" fo:font-size="12pt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paragraph-properties fo:margin-top="0.21cm" fo:margin-bottom="0.349cm" style:line-height-at-least="0.249cm"/>
      <style:text-properties fo:color="#000000" style:font-name="Verdana" style:text-underline-style="none" fo:font-weight="normal" style:font-weight-asian="normal" style:font-weight-complex="normal"/>
    </style:style>
    <style:style style:name="P10" style:family="paragraph" style:parent-style-name="Text_20_body" style:list-style-name="L3">
      <style:paragraph-properties fo:margin-top="0.21cm" fo:margin-bottom="0.349cm" style:line-height-at-least="0.249cm"/>
      <style:text-properties fo:color="#000000" style:font-name="Verdana" style:text-underline-style="none" fo:font-weight="normal" style:font-weight-asian="normal" style:font-weight-complex="normal"/>
    </style:style>
    <style:style style:name="P11" style:family="paragraph" style:parent-style-name="Text_20_body" style:list-style-name="L4">
      <style:paragraph-properties fo:margin-top="0.21cm" fo:margin-bottom="0.349cm" style:line-height-at-least="0.249cm"/>
      <style:text-properties fo:color="#000000" style:font-name="Verdana" style:text-underline-style="none" fo:font-weight="normal" style:font-weight-asian="normal" style:font-weight-complex="normal"/>
    </style:style>
    <style:style style:name="P12" style:family="paragraph" style:parent-style-name="Text_20_body" style:list-style-name="L8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3" style:family="paragraph" style:parent-style-name="Text_20_body" style:list-style-name="L10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4" style:family="paragraph" style:parent-style-name="Text_20_body" style:list-style-name="L12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5" style:family="paragraph" style:parent-style-name="Text_20_body" style:list-style-name="L16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6" style:family="paragraph" style:parent-style-name="Text_20_body" style:list-style-name="L18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7" style:family="paragraph" style:parent-style-name="Text_20_body" style:list-style-name="L23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8" style:family="paragraph" style:parent-style-name="Text_20_body" style:list-style-name="L25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19" style:family="paragraph" style:parent-style-name="Text_20_body" style:list-style-name="L27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20" style:family="paragraph" style:parent-style-name="Text_20_body" style:list-style-name="L30">
      <style:paragraph-properties fo:margin-top="0.21cm" fo:margin-bottom="0.349cm"/>
      <style:text-properties fo:color="#000000" style:font-name="Verdana" style:text-underline-style="none" fo:font-weight="normal" style:font-weight-asian="normal" style:font-weight-complex="normal"/>
    </style:style>
    <style:style style:name="P21" style:family="paragraph" style:parent-style-name="Text_20_body" style:list-style-name="L6">
      <style:paragraph-properties fo:margin-top="0.21cm" fo:margin-bottom="0.349cm"/>
    </style:style>
    <style:style style:name="P22" style:family="paragraph" style:parent-style-name="Text_20_body" style:list-style-name="L18">
      <style:paragraph-properties fo:margin-top="0.21cm" fo:margin-bottom="0.349cm"/>
      <style:text-properties style:text-underline-style="none" fo:font-weight="normal" style:font-weight-asian="normal" style:font-weight-complex="normal"/>
    </style:style>
    <style:style style:name="P23" style:family="paragraph" style:parent-style-name="Text_20_body">
      <style:paragraph-properties fo:margin-top="0cm" fo:margin-bottom="0cm"/>
      <style:text-properties fo:color="#000000" style:text-underline-style="none" fo:font-weight="normal" style:font-weight-asian="normal" style:font-weight-complex="normal"/>
    </style:style>
    <style:style style:name="P24" style:family="paragraph" style:parent-style-name="Text_20_body">
      <style:paragraph-properties fo:margin-top="0cm" fo:margin-bottom="0cm" fo:line-height="150%"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25" style:family="paragraph" style:parent-style-name="Text_20_body" style:list-style-name="L9">
      <style:paragraph-properties fo:margin-top="0cm" fo:margin-bottom="0cm" style:line-height-at-least="0.249cm"/>
      <style:text-properties fo:color="#000000" style:text-underline-style="none" fo:font-weight="normal" style:font-weight-asian="normal" style:font-weight-complex="normal"/>
    </style:style>
    <style:style style:name="P26" style:family="paragraph" style:parent-style-name="Text_20_body" style:list-style-name="L31">
      <style:paragraph-properties fo:margin-top="0cm" fo:margin-bottom="0cm" style:line-height-at-least="0.249cm"/>
      <style:text-properties fo:color="#000000" style:text-underline-style="none" fo:font-weight="normal" style:font-weight-asian="normal" style:font-weight-complex="normal"/>
    </style:style>
    <style:style style:name="P27" style:family="paragraph" style:parent-style-name="Text_20_body" style:list-style-name="L14">
      <style:paragraph-properties fo:margin-top="0cm" fo:margin-bottom="0cm"/>
      <style:text-properties fo:color="#000000" style:text-underline-style="none" fo:font-weight="normal" style:font-weight-asian="normal" style:font-weight-complex="normal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29" style:family="paragraph" style:parent-style-name="Text_20_body" style:list-style-name="L28">
      <style:paragraph-properties fo:margin-top="0cm" fo:margin-bottom="0cm"/>
      <style:text-properties fo:color="#000000" style:text-underline-style="none" fo:font-weight="normal" style:font-weight-asian="normal" style:font-weight-complex="normal"/>
    </style:style>
    <style:style style:name="P30" style:family="paragraph" style:parent-style-name="Text_20_body" style:list-style-name="L29">
      <style:paragraph-properties fo:margin-top="0cm" fo:margin-bottom="0cm"/>
      <style:text-properties fo:color="#000000" style:text-underline-style="none" fo:font-weight="normal" style:font-weight-asian="normal" style:font-weight-complex="normal"/>
    </style:style>
    <style:style style:name="P31" style:family="paragraph" style:parent-style-name="Text_20_body" style:list-style-name="L31">
      <style:paragraph-properties fo:margin-top="0cm" fo:margin-bottom="0cm"/>
      <style:text-properties fo:color="#000000" style:text-underline-style="none" fo:font-weight="normal" style:font-weight-asian="normal" style:font-weight-complex="normal"/>
    </style:style>
    <style:style style:name="P32" style:family="paragraph" style:parent-style-name="Text_20_body" style:list-style-name="L31">
      <style:paragraph-properties fo:margin-top="0cm" fo:margin-bottom="0cm"/>
    </style:style>
    <style:style style:name="P33" style:family="paragraph" style:parent-style-name="Text_20_body">
      <style:paragraph-properties fo:margin-top="0cm" fo:margin-bottom="0cm"/>
      <style:text-properties style:text-underline-style="none" fo:font-weight="normal" style:font-weight-asian="normal" style:font-weight-complex="normal"/>
    </style:style>
    <style:style style:name="P34" style:family="paragraph" style:parent-style-name="Text_20_body">
      <style:paragraph-properties fo:margin-left="1.499cm" fo:margin-right="0cm" fo:margin-top="0cm" fo:margin-bottom="0.42cm" fo:text-align="start" style:justify-single-word="false" fo:text-indent="0cm" style:auto-text-indent="false"/>
      <style:text-properties fo:color="#000000" style:font-name="Verdana" style:text-underline-style="none" fo:font-weight="normal" style:font-weight-asian="normal" style:font-weight-complex="normal"/>
    </style:style>
    <style:style style:name="P35" style:family="paragraph" style:parent-style-name="Text_20_body">
      <style:paragraph-properties fo:margin-left="1.499cm" fo:margin-right="0cm" fo:margin-top="0cm" fo:margin-bottom="0.42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36" style:family="paragraph" style:parent-style-name="Preformatted_20_Text">
      <style:paragraph-properties style:line-height-at-least="0.249cm"/>
      <style:text-properties fo:color="#000000" style:text-underline-style="none" fo:font-weight="normal" style:font-weight-asian="normal" style:font-weight-complex="normal"/>
    </style:style>
    <style:style style:name="P37" style:family="paragraph" style:parent-style-name="Preformatted_20_Text">
      <style:paragraph-properties style:line-height-at-least="0.249cm"/>
      <style:text-properties style:text-underline-style="none" fo:font-weight="normal" style:font-weight-asian="normal" style:font-weight-complex="normal"/>
    </style:style>
    <style:style style:name="P38" style:family="paragraph" style:parent-style-name="Preformatted_20_Text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39" style:family="paragraph" style:parent-style-name="Preformatted_20_Text" style:list-style-name="L20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0" style:family="paragraph" style:parent-style-name="Preformatted_20_Text" style:list-style-name="L24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1" style:family="paragraph" style:parent-style-name="Preformatted_20_Text" style:list-style-name="L7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2" style:family="paragraph" style:parent-style-name="Preformatted_20_Text" style:list-style-name="L9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3" style:family="paragraph" style:parent-style-name="Preformatted_20_Text" style:list-style-name="L11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4" style:family="paragraph" style:parent-style-name="Preformatted_20_Text" style:list-style-name="L13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5" style:family="paragraph" style:parent-style-name="Preformatted_20_Text" style:list-style-name="L15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6" style:family="paragraph" style:parent-style-name="Preformatted_20_Text" style:list-style-name="L17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7" style:family="paragraph" style:parent-style-name="Preformatted_20_Text" style:list-style-name="L19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8" style:family="paragraph" style:parent-style-name="Preformatted_20_Text" style:list-style-name="L21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49" style:family="paragraph" style:parent-style-name="Preformatted_20_Text" style:list-style-name="L22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50" style:family="paragraph" style:parent-style-name="Preformatted_20_Text" style:list-style-name="L24">
      <style:paragraph-properties fo:margin-top="0cm" fo:margin-bottom="0.499cm" style:line-height-at-least="0.249cm"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51" style:family="paragraph" style:parent-style-name="Preformatted_20_Text" style:list-style-name="L26">
      <style:paragraph-properties fo:margin-top="0cm" fo:margin-bottom="0.499cm" style:line-height-at-least="0.249cm"/>
      <style:text-properties fo:color="#000000" style:text-underline-style="none" fo:font-weight="normal" style:font-weight-asian="normal" style:font-weight-complex="normal"/>
    </style:style>
    <style:style style:name="P52" style:family="paragraph" style:parent-style-name="Preformatted_20_Text" style:list-style-name="L11">
      <style:paragraph-properties fo:margin-top="0cm" fo:margin-bottom="0.499cm" style:line-height-at-least="0.249cm"/>
    </style:style>
    <style:style style:name="P53" style:family="paragraph" style:parent-style-name="Preformatted_20_Text" style:list-style-name="L17">
      <style:paragraph-properties fo:margin-top="0cm" fo:margin-bottom="0.499cm" style:line-height-at-least="0.249cm"/>
    </style:style>
    <style:style style:name="P54" style:family="paragraph" style:parent-style-name="Preformatted_20_Text" style:list-style-name="L17">
      <style:paragraph-properties fo:margin-top="0cm" fo:margin-bottom="0.499cm" style:line-height-at-least="0.249cm"/>
      <style:text-properties fo:color="#800000" style:text-underline-style="none" fo:font-weight="normal" style:font-weight-asian="normal" style:font-weight-complex="normal"/>
    </style:style>
    <style:style style:name="P55" style:family="paragraph" style:parent-style-name="Preformatted_20_Text" style:list-style-name="L17">
      <style:paragraph-properties fo:margin-top="0cm" fo:margin-bottom="0.499cm" style:line-height-at-least="0.249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6" style:family="paragraph" style:parent-style-name="Preformatted_20_Text" style:list-style-name="L1">
      <style:paragraph-properties fo:margin-top="0cm" fo:margin-bottom="0.499cm" style:line-height-at-least="0.249cm"/>
      <style:text-properties style:text-underline-style="none" fo:font-weight="normal" style:font-weight-asian="normal" style:font-weight-complex="normal"/>
    </style:style>
    <style:style style:name="P57" style:family="paragraph" style:parent-style-name="Preformatted_20_Text">
      <style:paragraph-properties fo:margin-left="-1.111cm" fo:margin-right="0cm" fo:margin-top="0cm" fo:margin-bottom="0.499cm" style:line-height-at-least="0.249cm" fo:text-indent="0cm" style:auto-text-indent="false"/>
      <style:text-properties fo:color="#000000" style:text-underline-style="none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style:text-underline-style="solid" style:text-underline-width="auto" style:text-underline-color="font-color"/>
    </style:style>
    <style:style style:name="T3" style:family="text">
      <style:text-properties fo:color="#000000" fo:font-style="italic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fo:font-style="italic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000000" fo:font-style="italic" fo:font-weight="normal" style:font-weight-asian="normal" style:font-weight-complex="normal"/>
    </style:style>
    <style:style style:name="T6" style:family="text">
      <style:text-properties fo:color="#000000" fo:font-style="italic" style:text-underline-style="none" fo:font-weight="normal" style:font-weight-asian="normal" style:font-weight-complex="normal"/>
    </style:style>
    <style:style style:name="T7" style:family="text">
      <style:text-properties fo:color="#000000" fo:font-weight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style:font-name="Verdana" style:text-underline-style="solid" style:text-underline-width="auto" style:text-underline-color="font-color"/>
    </style:style>
    <style:style style:name="T10" style:family="text">
      <style:text-properties fo:color="#000000" style:font-name="Verdana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style:font-name="Verdana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000000" style:font-name="Verdana" fo:font-weight="normal" style:font-weight-asian="normal" style:font-weight-complex="normal"/>
    </style:style>
    <style:style style:name="T13" style:family="text">
      <style:text-properties fo:color="#000000" style:font-name="Verdana" style:text-underline-style="none" fo:font-weight="normal" style:font-weight-asian="normal" style:font-weight-complex="normal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style:text-underline-style="none" fo:font-weight="normal" style:font-weight-asian="normal" style:font-weight-complex="normal"/>
    </style:style>
    <style:style style:name="T19" style:family="text">
      <style:text-properties fo:font-style="italic" style:text-underline-style="solid" style:text-underline-width="auto" style:text-underline-color="font-color"/>
    </style:style>
    <style:style style:name="T20" style:family="text">
      <style:text-properties fo:font-style="italic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tyle="italic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tyle="italic" fo:font-weight="normal" style:font-weight-asian="normal" style:font-weight-complex="normal"/>
    </style:style>
    <style:style style:name="T23" style:family="text">
      <style:text-properties fo:font-style="italic" style:text-underline-style="none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fo:color="#80000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ext:p text:style-name="Table_20_Contents"><draw:frame draw:style-name="fr1" draw:name="figura1" text:anchor-type="as-char" svg:width="0.041cm" svg:height="0.041cm" draw:z-index="1"><draw:image xlink:href="http://mail.google.com/mail/u/0/images/cleardot.gif" xlink:type="simple" xlink:show="embed" xlink:actuate="onLoad"/></draw:frame><text:bookmark text:name=":259"/></text:p>
                </table:table-cell>
              </table:table-row>
            </table:table>
            <text:p text:style-name="P1"/>
          </table:table-cell>
        </table:table-row>
      </table:table>
      <text:section text:style-name="Sect1" text:name=":258">
        <text:p text:style-name="Text_20_body"/>
        <text:section text:style-name="Sect1" text:name=":23p">
          <text:p text:style-name="Text_20_body"><draw:frame draw:style-name="fr1" draw:name="figura2" text:anchor-type="as-char" svg:width="0.041cm" svg:height="0.041cm" draw:z-index="0"><draw:image xlink:href="http://mail.google.com/mail/u/0/images/cleardot.gif" xlink:type="simple" xlink:show="embed" xlink:actuate="onLoad"/></draw:frame></text:p>
        </text:section>
      </text:section>
      <text:section text:style-name="Sect1" text:name=":23d">
        <text:p text:style-name="Text_20_body"/>
        <text:section text:style-name="Sect1" text:name=":23c">
          <text:list xml:id="list256589798" text:style-name="L1">
            <text:list-item>
              <text:p text:style-name="P6"/>
            </text:list-item>
          </text:list>
          <text:p text:style-name="P34">Histórico de Modificações do Plano</text:p>
          <text:p text:style-name="P35"><text:bookmark text:name="1357d5eb9d51fed0__1201074214"/><text:bookmark text:name="1357d5eb9d51fed0__1201074274"/><text:bookmark text:name="1357d5eb9d51fed0__1201072582"/><text:bookmark text:name="1357d5eb9d51fed0__1201072632"/><text:bookmark text:name="1357d5eb9d51fed0__1201072660"/><text:bookmark text:name="1357d5eb9d51fed0__1201073058"/><text:bookmark text:name="1357d5eb9d51fed0__1201073169"/><text:bookmark text:name="1357d5eb9d51fed0__1201073186"/><text:bookmark text:name="1357d5eb9d51fed0__1201073223"/><text:bookmark text:name="1357d5eb9d51fed0__1201073242"/><text:bookmark text:name="1357d5eb9d51fed0__1201073259"/><text:bookmark text:name="1357d5eb9d51fed0__1201073271"/><text:bookmark text:name="1357d5eb9d51fed0__1201073284"/><text:bookmark text:name="1357d5eb9d51fed0__1201073306"/><text:bookmark text:name="1357d5eb9d51fed0__1201073346"/><text:bookmark text:name="1357d5eb9d51fed0__1201073360"/><text:bookmark text:name="1357d5eb9d51fed0__1201073388"/><text:bookmark text:name="1357d5eb9d51fed0__1201073467"/><text:bookmark text:name="1357d5eb9d51fed0__1201073484"/><text:bookmark text:name="1357d5eb9d51fed0__1201073528"/><text:bookmark text:name="1357d5eb9d51fed0__1201073751"/><text:bookmark text:name="1357d5eb9d51fed0__1201073769"/><text:bookmark text:name="1357d5eb9d51fed0__1201073823"/><text:bookmark text:name="1357d5eb9d51fed0__1201073833"/><text:bookmark text:name="1357d5eb9d51fed0__1201073844"/><text:bookmark text:name="1357d5eb9d51fed0__1201073856"/><text:bookmark text:name="1357d5eb9d51fed0__1201073883"/><text:bookmark text:name="1357d5eb9d51fed0__1201073906"/><text:bookmark text:name="1357d5eb9d51fed0__1201073934"/><text:bookmark text:name="1357d5eb9d51fed0__1219668739"/><text:bookmark text:name="1357d5eb9d51fed0__1219668799"/><text:bookmark text:name="1357d5eb9d51fed0__1220364356"/><text:bookmark text:name="1357d5eb9d51fed0__1240659004"/><text:bookmark text:name="1357d5eb9d51fed0__1240661119"/><text:bookmark text:name="1357d5eb9d51fed0__1240661235"/><text:bookmark text:name="1357d5eb9d51fed0__1240753158"/><text:bookmark text:name="1357d5eb9d51fed0__1240851067"/><text:bookmark text:name="1357d5eb9d51fed0__1240851403"/><text:bookmark text:name="1357d5eb9d51fed0__1240851601"/><text:bookmark text:name="1357d5eb9d51fed0__1240897979"/><text:bookmark text:name="1357d5eb9d51fed0__1240898002"/><text:bookmark text:name="1357d5eb9d51fed0__1240898023"/><text:bookmark text:name="1357d5eb9d51fed0__1240901233"/><text:bookmark text:name="1357d5eb9d51fed0__1246948596"/><text:bookmark text:name="1357d5eb9d51fed0__1276083278"/><text:bookmark text:name="1357d5eb9d51fed0__1277879560"/><text:bookmark text:name="1357d5eb9d51fed0__1284795329"/><text:bookmark text:name="1357d5eb9d51fed0__1284967989"/></text:p>
          <text:list xml:id="list1232072189" text:style-name="L2">
            <text:list-item>
              <text:p text:style-name="P7"><text:bookmark text:name="1357d5eb9d51fed0___RefHeading__155_506610837"/>Introdução</text:p>
              <text:list>
                <text:list-item>
                  <text:p text:style-name="P9"><text:bookmark text:name="1357d5eb9d51fed0___RefHeading__157_506610837"/>Propósito</text:p>
                </text:list-item>
              </text:list>
            </text:list-item>
          </text:list>
          <text:p text:style-name="P23">Apresentar um manual para auxiliar os analistas, desenvolvedores e demais interessados em instalar e testar a Plataforma de registros.</text:p>
          <text:list xml:id="list1428916582" text:style-name="L3">
            <text:list-item>
              <text:list>
                <text:list-item>
                  <text:p text:style-name="P10"><text:bookmark text:name="1357d5eb9d51fed0___RefHeading__159_506610837"/>Público alvo</text:p>
                </text:list-item>
              </text:list>
            </text:list-item>
          </text:list>
          <text:p text:style-name="P33">Desenvolvedores, Analistas, usuários do sistema</text:p>
          <text:list xml:id="list2114283104" text:style-name="L4">
            <text:list-item>
              <text:list>
                <text:list-item>
                  <text:p text:style-name="P11"><text:bookmark text:name="1357d5eb9d51fed0___RefHeading__161_506610837"/>Escopo</text:p>
                </text:list-item>
              </text:list>
            </text:list-item>
          </text:list>
          <text:p text:style-name="P23">Instalação de bibliotecas de dependências, instalação do banco de dados sedna XML, banco de dados PostgreSQL, Apache2 + mod-fast-cgi, instalação do openldap</text:p>
          <text:list xml:id="list1394890142" text:style-name="L5">
            <text:list-header>
              <text:p text:style-name="P8">2. Instalando o Sistema Ação – Plataforma de registros</text:p>
            </text:list-header>
          </text:list>
          <text:p text:style-name="P24">A instalação da plataforma de registro foi homologada pela equipe de testes do Projeto Ação – Plataforma de registros, para a distribuição linux Ubuntu 11.04 32bits, com pelos menos 2GB de RAM, 80GB de HD. A aplicação foi implantada em ambiente de produção no servidor Apache2 com o módulo fcgid, em vez do fast-cgi, por ser mais rápido. A configuração do virtual host é feita na pasta /etc/apache2/sites-enabled.</text:p>
          <text:list xml:id="list645383490" text:style-name="L6">
            <text:list-header>
              <text:p text:style-name="P21"><text:bookmark text:name="1357d5eb9d51fed0___RefHeading__163_506610837"/><text:span text:style-name="T13">2.1 Criando usuário (</text:span><text:a xlink:type="simple" xlink:href="http://github.com/" office:target-frame-name="_blank" xlink:show="new"><text:span text:style-name="T31">http://github.com/</text:span></text:a><text:span text:style-name="T13">)</text:span></text:p>
            </text:list-header>
          </text:list>
          <text:list xml:id="list403120318" text:style-name="L7">
            <text:list-item>
              <text:p text:style-name="P41">Para gerar chave ssh digite no terminal: ssh-keygen</text:p>
            </text:list-item>
            <text:list-item>
              <text:p text:style-name="P41">"Digite seu password para o github"</text:p>
            </text:list-item>
            <text:list-item>
              <text:p text:style-name="P5">"Confirme seu password para o github"</text:p>
            </text:list-item>
            <text:list-item>
              <text:p text:style-name="P41">Para ver a chave gerada digite no terminal: cat <text:s text:c="3"/>/home/user/.ssh/id_rsa.pub</text:p>
            </text:list-item>
            <text:list-item>
              <text:p text:style-name="P41">Copie a chave gerada para o campo "chave ssh" no formulário de cadastro do github e conclua o cadastro</text:p>
            </text:list-item>
            <text:list-item>
              <text:p text:style-name="P41">O campo <text:s/>ssh é encontrado seguindo os passos:</text:p>
            </text:list-item>
          </text:list>
          <text:p text:style-name="P36"><text:s text:c="16"/>Entre em edit your profile</text:p>
          <text:p text:style-name="P36"><text:s text:c="16"/>Clique na aba SSH Public Key</text:p>
          <text:p text:style-name="P36"><text:s text:c="16"/>Clique em Add another public key</text:p>
          <text:p text:style-name="P57"><text:s text:c="16"/>Cole a chave gerada e salve as configurações</text:p>
          <text:list xml:id="list1770489343" text:style-name="L8">
            <text:list-header>
              <text:p text:style-name="P12"><text:soft-page-break/>2.2. Instalando os pacotes necessários no Linux</text:p>
            </text:list-header>
          </text:list>
          <text:list xml:id="list1021260478" text:style-name="L9">
            <text:list-item>
              <text:p text:style-name="P25">sudo apt-get install make gcc cmake flex zlib1g-dev libnet-ssleay-perl</text:p>
            </text:list-item>
            <text:list-item>
              <text:p text:style-name="P42">Para instalar o pacote do github digite no terminal: sudo apt-get install git-core</text:p>
            </text:list-item>
          </text:list>
          <text:list xml:id="list790164295" text:style-name="L10">
            <text:list-header>
              <text:p text:style-name="P13">2.3. Baixando o sistema pelo github</text:p>
            </text:list-header>
          </text:list>
          <text:list xml:id="list1487330023" text:style-name="L11">
            <text:list-item>
              <text:p text:style-name="P43">Pelo terminal abra o diretório onde deseja baixar o sistema Ação</text:p>
            </text:list-item>
            <text:list-item>
              <text:p text:style-name="P52"><text:span text:style-name="T18">Abra seu WebBrowser e insira a url: </text:span><text:a xlink:type="simple" xlink:href="http://github.com/ruoso/acao" office:target-frame-name="_blank" xlink:show="new"><text:span text:style-name="T31">http://github.com/ruoso/acao</text:span></text:a></text:p>
            </text:list-item>
            <text:list-item>
              <text:p text:style-name="P43">Copie o endereço localizado no campo Read-Only | HTTP Read-Only</text:p>
            </text:list-item>
            <text:list-item>
              <text:p text:style-name="P43">Para baixar o sistema ação digite no terminal: git clone "cole aqui o endereço copiado”.</text:p>
            </text:list-item>
          </text:list>
          <text:list xml:id="list1665257924" text:style-name="L12">
            <text:list-header>
              <text:p text:style-name="P14">2.4 Instalando o SGBD XML Sedna</text:p>
            </text:list-header>
          </text:list>
          <text:list xml:id="list1499320947" text:style-name="L13">
            <text:list-item>
              <text:p text:style-name="P44">Baixe o pacote de instalação do sedna do site oficial e execute a instalação do pacote;</text:p>
            </text:list-item>
            <text:list-item>
              <text:p text:style-name="P44">Baixe o pacote para o local desejado usando o comando wget: </text:p>
            </text:list-item>
          </text:list>
          <text:p text:style-name="P3"><text:span text:style-name="T18"><text:s text:c="8"/>wget </text:span><text:a xlink:type="simple" xlink:href="http://www.modis.ispras.ru/FTPContent/sedna/current/sedna-3.4.66-bin-" office:target-frame-name="_blank" xlink:show="new"><text:span text:style-name="T23">http://www.modis.ispras.ru/FTPContent/sedna/current/sedna-3.5.161-bin-</text:span></text:a><text:span text:style-name="T18"> <text:s text:c="5"/></text:span><text:span text:style-name="T6">linux-x86.sh</text:span><text:span text:style-name="T18">. Depois execute os comandos </text:span></text:p>
          <text:p text:style-name="P2"><text:span text:style-name="T18">$sudo chmod 775 </text:span><text:a xlink:type="simple" xlink:href="http://sedna-3.4.66-bin-linux-x86.sh/" office:target-frame-name="_blank" xlink:show="new"><text:span text:style-name="T31">sedna-3.4.66-bin-linux-x86.sh</text:span></text:a></text:p>
          <text:p text:style-name="P2"><text:span text:style-name="T18">$sudo ./</text:span><text:a xlink:type="simple" xlink:href="http://sedna-3.4.66-bin-linux-x86.sh/" office:target-frame-name="_blank" xlink:show="new"><text:span text:style-name="T31">sedna-3.4.66-bin-linux-x86.sh</text:span></text:a></text:p>
          <text:list xml:id="list1832732231" text:style-name="L14">
            <text:list-item>
              <text:p text:style-name="P27">Escolha opção 1, para que seja instalado em /usr/local</text:p>
            </text:list-item>
            <text:list-item>
              <text:p text:style-name="P4">Edite o arquivo /etc/ld.so.conf adicionando “/usr/local/sedna/driver/c” e execute o comando: sudo ldconfig</text:p>
            </text:list-item>
          </text:list>
          <text:list xml:id="list1231167973" text:style-name="L15">
            <text:list-item>
              <text:p text:style-name="P45">Para iniciar o Sedna digite no terminal: sudo /usr/local/sedna/bin/se_gov</text:p>
            </text:list-item>
            <text:list-item>
              <text:p text:style-name="P45">Para criar o Database no sedna do ação digite no terminal: sudo /usr/local/sedna/bin/se_cdb acao</text:p>
            </text:list-item>
            <text:list-item>
              <text:p text:style-name="P45">Para iniciar o banco criado digite no terminal: sudo /usr/local/sedna/bin/se_sm acao</text:p>
            </text:list-item>
            <text:list-item>
              <text:p text:style-name="P45">Para iniciar o console do Sedna digite no terminal: <text:s/>/usr/local/sedna/bin/se_term acao</text:p>
            </text:list-item>
            <text:list-item>
              <text:p text:style-name="P45">Para criar o usuário acao digite: acao&gt; CREATE USER "acao" WITH PASSWORD "acao" &amp;</text:p>
            </text:list-item>
            <text:list-item>
              <text:p text:style-name="P45">No console do SEDNA crie a collection volume com o comando: create collection "volume" &amp;</text:p>
            </text:list-item>
            <text:list-item>
              <text:p text:style-name="P45">No console do SEDNA crie a collection acao-schemas com o comando: create collection "acao-schemas" &amp;</text:p>
            </text:list-item>
          </text:list>
          <text:list xml:id="list1975077301" text:style-name="L16">
            <text:list-header>
              <text:p text:style-name="P15">2.5 Baixando os arquivos driver do sedna pelo github (opcional)</text:p>
            </text:list-header>
          </text:list>
          <text:list xml:id="list57001745" text:style-name="L17">
            <text:list-item>
              <text:p text:style-name="P54">Pelo terminal abra o mesmo diretório aberto no passo 4.1</text:p>
            </text:list-item>
            <text:list-item>
              <text:p text:style-name="P55"><text:soft-page-break/>Pelo terminal abra o diretorio onde deseja baixar o <text:span text:style-name="T29">sistema</text:span> Ação</text:p>
            </text:list-item>
            <text:list-item>
              <text:p text:style-name="P53"><text:span text:style-name="T18">Abra seu WebBrowser e digite a url: </text:span><text:a xlink:type="simple" xlink:href="http://github.com/ruoso/Sedna" office:target-frame-name="_blank" xlink:show="new"><text:span text:style-name="T31">http://github.com/ruoso/Sedna</text:span></text:a></text:p>
            </text:list-item>
            <text:list-item>
              <text:p text:style-name="P46">Copie o endereço localizado no campo Read-Only | HTTP Read-Only</text:p>
            </text:list-item>
            <text:list-item>
              <text:p text:style-name="P46">Para baixar o código do sistema, digite no terminal: git clone "cole a url</text:p>
            </text:list-item>
            <text:list-item>
              <text:p text:style-name="P46">Pelo console acesse o diretório sedna que foi baixado, digite e execute:</text:p>
            </text:list-item>
          </text:list>
          <text:p text:style-name="P37"><text:span text:style-name="T1"><text:s text:c="6"/></text:span><text:span text:style-name="T1"><text:s text:c="2"/>perl Makefile.PL</text:span></text:p>
          <text:p text:style-name="P36"><text:s text:c="8"/>make</text:p>
          <text:p text:style-name="P38"><text:s text:c="8"/>sudo make install</text:p>
          <text:p text:style-name="P38"/>
          <text:list xml:id="list1467344507" text:style-name="L18">
            <text:list-header>
              <text:p text:style-name="P16">2.6 Instalando o postgresql e banco de dados acao</text:p>
            </text:list-header>
          </text:list>
          <text:p text:style-name="P38">Para instalar o PostgreSQL digite no terminal: </text:p>
          <text:list xml:id="list944325421" text:style-name="L19">
            <text:list-item>
              <text:p text:style-name="P47">sudo apt-get install postgresql postgresql-server-dev-8.4</text:p>
            </text:list-item>
          </text:list>
          <text:p text:style-name="P38">Mudando a senha do usuário postgres:</text:p>
          <text:list xml:id="list666949919" text:style-name="L20">
            <text:list-item>
              <text:p text:style-name="P39">$ sudo su</text:p>
            </text:list-item>
            <text:list-item>
              <text:p text:style-name="P39">$ su postgres</text:p>
            </text:list-item>
            <text:list-item>
              <text:p text:style-name="P39">$ psql</text:p>
            </text:list-item>
            <text:list-item>
              <text:p text:style-name="P39">postgres# alter user postgres with password 'senha do postgres';</text:p>
            </text:list-item>
          </text:list>
          <text:p text:style-name="P38">Criando e configurando o banco de dados ação:</text:p>
          <text:list xml:id="list43804372" text:style-name="L21">
            <text:list-item>
              <text:p text:style-name="P48">postgres# create user acao with password 'acao';</text:p>
            </text:list-item>
            <text:list-item>
              <text:p text:style-name="P48">postgres# alter user acao with superuser;</text:p>
            </text:list-item>
            <text:list-item>
              <text:p text:style-name="P48">postgres# create database acao owner acao;</text:p>
            </text:list-item>
            <text:list-item>
              <text:p text:style-name="P48">postgres# \q</text:p>
            </text:list-item>
          </text:list>
          <text:p text:style-name="P38">Importanto o dump do banco de dados</text:p>
          <text:list xml:id="list185365328" text:style-name="L31">
            <text:list-item>
              <text:p text:style-name="P26">psql -h localhost -Uacao acao -f /home/acao/acao_bk.sql</text:p>
            </text:list-item>
          </text:list>
          <text:list xml:id="list368158720" text:style-name="L22">
            <text:list-item>
              <text:p text:style-name="P49">$ psql -Uacao acao -f acao_pg.sql</text:p>
              <text:p text:style-name="P49">(Obs.: Sempre observar os diretorios se o diretorio for difernte tem que se colocar o diretorio onde se encontra o arquivo.</text:p>
            </text:list-item>
          </text:list>
          <text:list xml:id="list1398493696" text:style-name="L23">
            <text:list-header>
              <text:p text:style-name="P17">2.7 Instalando o Framework Catalyst e demais pacotes necessarios para a aplicação</text:p>
            </text:list-header>
          </text:list>
          <text:p text:style-name="P36"><text:s text:c="4"/>(Durante a instalação, o processo é um pouco demorado, aperte Enter quando preciso)</text:p>
          <text:p text:style-name="P37"/>
          <text:p text:style-name="P36"><text:soft-page-break/>Pelo terminal do linux abra o terminal do CPAN digitando: sudo cpan</text:p>
          <text:p text:style-name="P36">Se o sistema pedir para configurar automaticamente o cpan, digite yes.</text:p>
          <text:p text:style-name="P37"/>
          <text:p text:style-name="P38">Os dois primeiros comandos são para evitar confirmações do cpan. O notest antes dos comandos é evitar o testes do cpan</text:p>
          <text:list xml:id="list1920042120" text:style-name="L24">
            <text:list-item>
              <text:p text:style-name="P50">o conf prerequisites_policy follow</text:p>
            </text:list-item>
            <text:list-item>
              <text:p text:style-name="P50">o conf commit</text:p>
            </text:list-item>
            <text:list-item>
              <text:p text:style-name="P40">notest install Catalyst::Runtime</text:p>
            </text:list-item>
            <text:list-item>
              <text:p text:style-name="P40">notest install Catalyst::Devel</text:p>
            </text:list-item>
            <text:list-item>
              <text:p text:style-name="P40">notest install Task::Catalyst</text:p>
            </text:list-item>
            <text:list-item>
              <text:p text:style-name="P40">notest install Catalyst::Plugin::Unicode</text:p>
            </text:list-item>
            <text:list-item>
              <text:p text:style-name="P40">notest install Catalyst::Model::LDAP</text:p>
            </text:list-item>
            <text:list-item>
              <text:p text:style-name="P40">notest install Catalyst::Authentication::Store::LDAP</text:p>
            </text:list-item>
            <text:list-item>
              <text:p text:style-name="P40">notest install DBD::Pg (caso nao funcione tente: force install DBD::Pg)</text:p>
            </text:list-item>
            <text:list-item>
              <text:p text:style-name="P40">notest install Catalyst::Plugin::Session::Store::FastMmap</text:p>
            </text:list-item>
            <text:list-item>
              <text:p text:style-name="P40">notest i force install DBD::Pg nstall DateTime</text:p>
            </text:list-item>
            <text:list-item>
              <text:p text:style-name="P40">notest install DateTime::Format::XSD</text:p>
            </text:list-item>
            <text:list-item>
              <text:p text:style-name="P40">notest install Catalyst::Model::Sedna</text:p>
            </text:list-item>
            <text:list-item>
              <text:p text:style-name="P40">notest install Class::MOP</text:p>
            </text:list-item>
            <text:list-item>
              <text:p text:style-name="P40">notest install Catalyst::Log::Log4perl</text:p>
            </text:list-item>
            <text:list-item>
              <text:p text:style-name="P40">notest install Catalyst::View::JSON</text:p>
            </text:list-item>
            <text:list-item>
              <text:p text:style-name="P40">notest install Catalyst::View::Download</text:p>
            </text:list-item>
            <text:list-item>
              <text:p text:style-name="P40">notest install XML::LibXML</text:p>
            </text:list-item>
            <text:list-item>
              <text:p text:style-name="P40">notest install XML::Compile</text:p>
            </text:list-item>
            <text:list-item>
              <text:p text:style-name="P40">notest install XML::Compile::Schema</text:p>
            </text:list-item>
            <text:list-item>
              <text:p text:style-name="P40">notest install CatalystX::Component::Traits </text:p>
            </text:list-item>
            <text:list-item>
              <text:p text:style-name="P40">notest install MooseX::Traits::Pluggable</text:p>
            </text:list-item>
            <text:list-item>
              <text:p text:style-name="P40">notest install IO::Socket::SSL.pm</text:p>
            </text:list-item>
          </text:list>
          <text:list xml:id="list85656464" text:style-name="L25">
            <text:list-header>
              <text:p text:style-name="P18">2.8 Instalando o LibXML no Linux</text:p>
            </text:list-header>
          </text:list>
          <text:list xml:id="list1921779726" text:style-name="L26">
            <text:list-item>
              <text:p text:style-name="P51">Para baixar e instalar o LibXML digite no console: sudo apt-get install libxml2-dev</text:p>
            </text:list-item>
            <text:list-item>
              <text:p text:style-name="P51"><text:soft-page-break/>Abra com o console do CPAN digitando no console do Linux: sudo cpan perl -Ilib -MAcao -e 'Acao-&gt;model("DB")-&gt;schema-&gt;deploy'</text:p>
            </text:list-item>
            <text:list-item>
              <text:p text:style-name="P51">Para instalar o libXML digite no terminal do CPAN: install XML::LibXML</text:p>
            </text:list-item>
            <text:list-item>
              <text:p text:style-name="P51">Para instalar o XMLCompile digite no terminal do CPAN: <text:s/>install XML:: XMLCompile</text:p>
            </text:list-item>
          </text:list>
          <text:list xml:id="list1940079409" text:continue-list="list1467344507" text:style-name="L18">
            <text:list-header>
              <text:p text:style-name="P22"/>
            </text:list-header>
          </text:list>
          <text:list xml:id="list1773291420" text:style-name="L27">
            <text:list-header>
              <text:p text:style-name="P19">2.9 Instalando o LDAP</text:p>
            </text:list-header>
          </text:list>
          <text:p text:style-name="P28">A plataforma ação faz autenticação de usuários no servidor de diretório OpenLDAP. Neste caso, vamos proceder com a instalação do mesmo. Após esse procedimento, faremos a configuração necessária, editando o Acao/acao.conf. Para melhor esclarecimento sobre as configurações contidas no arquivo acao.conf, consulte o arquivo doc_acao_conf.txt. </text:p>
          <text:p text:style-name="P23">##Configurando o OpenLDAP para funcionar com o Ação</text:p>
          <text:p text:style-name="P33"/>
          <text:p text:style-name="P23">Premissas: </text:p>
          <text:p text:style-name="P33"/>
          <text:list xml:id="list308041546" text:style-name="L28">
            <text:list-item>
              <text:p text:style-name="P29">Utilizando um computador com Debian ou Ubuntu</text:p>
            </text:list-item>
            <text:list-item>
              <text:p text:style-name="P29">Ter uma instalação limpa do openldap:</text:p>
            </text:list-item>
            <text:list-item>
              <text:p text:style-name="P29">apt-get install slapd</text:p>
            </text:list-item>
            <text:list-item>
              <text:p text:style-name="P29">apt-get install ldap-utils</text:p>
            </text:list-item>
          </text:list>
          <text:p text:style-name="P23"/>
          <text:p text:style-name="P23"/>
          <text:p text:style-name="P33"/>
          <text:p text:style-name="P33"><text:span text:style-name="T1">Passos</text:span><text:span text:style-name="T1"> </text:span><text:span text:style-name="T1">para</text:span><text:span text:style-name="T1"> </text:span><text:span text:style-name="T1">restore</text:span><text:span text:style-name="T1"> </text:span><text:span text:style-name="T1">de</text:span><text:span text:style-name="T1"> </text:span><text:span text:style-name="T1">backup</text:span><text:span text:style-name="T1"> </text:span><text:span text:style-name="T1">arquivo.ldif</text:span><text:span text:style-name="T1">:</text:span></text:p>
          <text:list xml:id="list972163551" text:style-name="L29">
            <text:list-item>
              <text:p text:style-name="P30">Pare o openldap /etc/init.d/slapd stop</text:p>
            </text:list-item>
            <text:list-item>
              <text:p text:style-name="P30">Faça um backup da sua instalação atual: mv /etc/ldap /etc/ldap.ori</text:p>
            </text:list-item>
            <text:list-item>
              <text:p text:style-name="P30">Faça um backup da base atual (ainda que esteja limpa): mv /var/lib/ldap /var/lib/ldap.ori</text:p>
            </text:list-item>
            <text:list-item>
              <text:p text:style-name="P30">Criar a pasta do ldap no /var/lib: mkdir /var/lib/ldap</text:p>
            </text:list-item>
            <text:list-item>
              <text:p text:style-name="P30">Descompacte o ldap.tgz e mova a pasta ldap para o /etc</text:p>
            </text:list-item>
            <text:list-item>
              <text:p text:style-name="P30">Corrija as permissões do diretório e arquivos: chown openldap:openldap /etc/ldap -R</text:p>
            </text:list-item>
            <text:list-item>
              <text:p text:style-name="P30">Povoe a base do ldap com o comando slapadd. slapadd -v -c -l ldap.seed.ldif (OBS: O arquivo ldap.seed.ldif tem que esta dentro da pasta)</text:p>
            </text:list-item>
            <text:list-item>
              <text:p text:style-name="P30">Corrija as permissões do diretório da base: chown openldap:openldap /var/lib/ldap -R</text:p>
            </text:list-item>
            <text:list-item>
              <text:p text:style-name="P30">Inicie o openldap: /etc/init.d/slapd start</text:p>
            </text:list-item>
          </text:list>
          <text:p text:style-name="P33"/>
          <text:p text:style-name="P33"/>
          <text:p text:style-name="P33"><text:span text:style-name="T1">Observações</text:span><text:span text:style-name="T1">:</text:span></text:p>
          <text:p text:style-name="P23">Caso tenha problemas investige o syslog</text:p>
          <text:p text:style-name="P23">Você pode rodar o slapd na mão em modo debug: slapd -h 'ldap:/// ldapi:///' -g openldap -u openldap -F /etc/ldap/slapd.d/ -d 16383</text:p>
          <text:p text:style-name="P33"/>
          <text:p text:style-name="P23">Esta versão de configuração vem com os seguintes parâmetros para teste:</text:p>
          <text:p text:style-name="P23">Bind DN: cn=admin,dc=fortaleza,dc=ce,dc=gov,dc=br</text:p>
          <text:p text:style-name="P23">Password: 123asd</text:p>
          <text:p text:style-name="P33"/>
          <text:list xml:id="list240636285" text:style-name="L30">
            <text:list-header>
              <text:p text:style-name="P20">2.10 Iniciando a Aplicação</text:p>
            </text:list-header>
          </text:list>
          <text:list xml:id="list836765405" text:continue-list="list185365328" text:style-name="L31">
            <text:list-item>
              <text:p text:style-name="P31">Para iniciar a aplicação faça, pelo terminal abra o diretório onde está a raiz dos códigos <text:soft-page-break/>fontes do sistema ação (Ex. cd devel/acao/Acao)</text:p>
            </text:list-item>
            <text:list-item>
              <text:p text:style-name="P31">Digite no console: sudo /usr/local/sedna/bin/se_gov</text:p>
            </text:list-item>
            <text:list-item>
              <text:p text:style-name="P31">Digite no console: sudo /usr/local/sedna/bin/se_sm acao</text:p>
            </text:list-item>
            <text:list-item>
              <text:p text:style-name="P32"><text:span text:style-name="T18">DBIC_TRACE=1 script/</text:span><text:a xlink:type="simple" xlink:href="http://acao_server.pl/" office:target-frame-name="_blank" xlink:show="new"><text:span text:style-name="T31">acao_server.pl</text:span></text:a><text:span text:style-name="T18"> -r (Obs. o trcho DBIC_TRACE=1 habilita a visualização via terminal dos passos realizados pelo sistam durante seu uso mostrando por exemplo as consultas sql realizadas; o trecho -r desabilita a necessidade de reiniciar o servidor conforme e sistema é alterado;)</text:span></text:p>
            </text:list-item>
            <text:list-item>
              <text:p text:style-name="P32"><text:span text:style-name="T18">Para iniciar visualizar o sistema digite a url: </text:span><text:a xlink:type="simple" xlink:href="http://localhost:3000/" office:target-frame-name="_blank" xlink:show="new"><text:span text:style-name="T31">http://localhost:3000</text:span></text:a></text:p>
            </text:list-item>
          </text:list>
          <text:list xml:id="list1133605746" text:continue-list="list256589798" text:style-name="L1">
            <text:list-item>
              <text:p text:style-name="P56"/>
            </text:list-item>
          </text:list>
        </text:section>
      </text:section>
      <text:p text:style-name="Text_20_body"><text:bookmark text:name=":25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sans-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37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3:53:37</meta:creation-date>
    <meta:editing-duration>P8DT1H59M44S</meta:editing-duration>
    <meta:editing-cycles>16</meta:editing-cycles>
    <meta:generator>LibreOffice/3.4$Linux LibreOffice_project/340m1$Build-402</meta:generator>
    <meta:initial-creator>acao </meta:initial-creator>
    <dc:date>2012-02-23T16:11:39</dc:date>
    <dc:creator>acao </dc:creator>
    <meta:document-statistic meta:table-count="2" meta:image-count="2" meta:object-count="0" meta:page-count="6" meta:paragraph-count="136" meta:word-count="1265" meta:character-count="8316" meta:non-whitespace-character-count="7156"/>
  </office:meta>
</office:document-meta>
</file>